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, monospace"/>
    <style:font-face style:name="Roboto" svg:font-family="Roboto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ffff" style:font-name="Inconsolata" fo:font-size="9.69999980926514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ffff" style:font-name="Inconsolata" fo:font-size="9.69999980926514pt" fo:letter-spacing="normal" fo:font-style="normal" fo:font-weight="normal"/>
    </style:style>
    <style:style style:name="T1" style:family="text">
      <style:text-properties fo:color="#bc8f8f" style:font-name="Robo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zaSyAbleFxvgRvIS-zGkZT79CQ2aEbbDPWv14AIzaSyAbleFxvgRvIS-zGkZT79CQ2aEbbDPWv14<text:span text:style-name="T1">AIzaSyAbleFxvgRvIS-zGkZT79CQ2aEbbDPWv14</text:span></text:p>
      <text:p text:style-name="P1"><text:span text:style-name="T1"/></text:p>
      <text:p text:style-name="P1"><text:span text:style-name="T1"/></text:p>
      <text:p text:style-name="P1"><text:span text:style-name="T1">https://stackoverflow.com/questions/28095589/get-data-from-a-table-line-and-pass-it-to-a-for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, monospace"/>
    <style:font-face style:name="Roboto" svg:font-family="Roboto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3:19:03.632434280</meta:creation-date>
    <dc:date>2019-03-13T07:24:50.182911957</dc:date>
    <meta:editing-duration>PT52M46S</meta:editing-duration>
    <meta:editing-cycles>2</meta:editing-cycles>
    <meta:generator>LibreOffice/6.2.0.3$MacOSX_X86_64 LibreOffice_project/98c6a8a1c6c7b144ce3cc729e34964b47ce25d62</meta:generator>
    <meta:document-statistic meta:table-count="0" meta:image-count="0" meta:object-count="0" meta:page-count="1" meta:paragraph-count="2" meta:word-count="2" meta:character-count="210" meta:non-whitespace-character-count="210"/>
  </office:meta>
</office:document-meta>
</file>